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cisionDecimalDV.compar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recisionDecima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recisionDecimal.compareDecimal( String iValue , String fValue , String otherIValue , String otherF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recisionDecimal.compare( XPrecisionDecimal va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PrecisionDecimal.equals( Object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recisionDecimal.compareTo( XPrecisionDecimal va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PrecisionDecimal.truncateTrailingZeros( StringBuffer fValue , StringBuffer otherF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ecisionDecimalDV.getTotalDigit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recisionDecimal.compareFractionalPart( XPrecisionDecimal o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isionDecimalDV.isIdentical( Object value1 , Object valu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recisionDecimal.initD( String conten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XPrecisionDecimal.makeCanon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isionDecimal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recisionDecimal.isIdentical( XPrecisionDecimal decima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recisionDecimal.XPrecisionDecimal( String 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cisionDecimal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recisionDecimal.intComp( XPrecisionDecimal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cisionDecimalDV.getFractionDigit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